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149b46" officeooo:paragraph-rsid="00149b46"/>
    </style:style>
    <style:style style:name="P2" style:family="paragraph" style:parent-style-name="Standard">
      <style:text-properties fo:color="#000000" loext:opacity="100%" style:font-name="Consolas" fo:font-size="9.5pt" style:font-size-asian="9.5pt"/>
    </style:style>
    <style:style style:name="P3" style:family="paragraph" style:parent-style-name="Standard">
      <style:text-properties officeooo:rsid="00149b46" officeooo:paragraph-rsid="00149b46"/>
    </style:style>
    <style:style style:name="P4" style:family="paragraph" style:parent-style-name="Text_20_body">
      <style:text-properties officeooo:rsid="0013b5a0" officeooo:paragraph-rsid="0013b5a0"/>
    </style:style>
    <style:style style:name="P5" style:family="paragraph" style:parent-style-name="Text_20_body">
      <style:text-properties officeooo:rsid="00149b46" officeooo:paragraph-rsid="00149b46"/>
    </style:style>
    <style:style style:name="P6" style:family="paragraph" style:parent-style-name="Text_20_body" style:list-style-name="L2">
      <style:text-properties officeooo:rsid="00149b46" officeooo:paragraph-rsid="00149b46"/>
    </style:style>
    <style:style style:name="P7" style:family="paragraph" style:parent-style-name="Text_20_body">
      <style:text-properties officeooo:rsid="00149b46" officeooo:paragraph-rsid="001579f2"/>
    </style:style>
    <style:style style:name="P8" style:family="paragraph" style:parent-style-name="Text_20_body" style:list-style-name="L1">
      <style:text-properties officeooo:paragraph-rsid="00149b46"/>
    </style:style>
    <style:style style:name="P9" style:family="paragraph" style:parent-style-name="Text_20_body">
      <style:text-properties officeooo:rsid="001579f2" officeooo:paragraph-rsid="001579f2"/>
    </style:style>
    <style:style style:name="T1" style:family="text">
      <style:text-properties officeooo:rsid="00149b46"/>
    </style:style>
    <style:style style:name="T2" style:family="text">
      <style:text-properties fo:color="#808080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0000ff" loext:opacity="100%" style:font-name="Consolas" fo:font-size="9.5pt" style:font-size-asian="9.5pt"/>
    </style:style>
    <style:style style:name="T5" style:family="text">
      <style:text-properties fo:color="#008000" loext:opacity="100%" style:font-name="Consolas" fo:font-size="9.5pt" style:font-size-asian="9.5pt"/>
    </style:style>
    <style:style style:name="T6" style:family="text">
      <style:text-properties fo:color="#a31515" loext:opacity="100%" style:font-name="Consolas" fo:font-size="9.5pt" style:font-size-asian="9.5pt"/>
    </style:style>
    <style:style style:name="T7" style:family="text">
      <style:text-properties fo:color="#008080" loext:opacity="100%" style:font-name="Consolas" fo:font-size="9.5pt" style:font-size-asian="9.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c9211e" loext:opacity="100%" fo:font-weight="bold" officeooo:rsid="00149b46" style:font-weight-asian="bold" style:font-weight-complex="bold"/>
    </style:style>
    <style:style style:name="T11" style:family="text">
      <style:text-properties fo:color="#c9211e" loext:opacity="100%" fo:font-weight="bold" officeooo:rsid="001579f2" style:font-weight-asian="bold" style:font-weight-complex="bold"/>
    </style:style>
    <style:style style:name="T12" style:family="text">
      <style:text-properties fo:color="#c9211e" loext:opacity="100%" officeooo:rsid="00149b46"/>
    </style:style>
    <style:style style:name="T13" style:family="text">
      <style:text-properties fo:color="#c9211e" loext:opacity="100%" officeooo:rsid="001579f2"/>
    </style:style>
    <style:style style:name="T14" style:family="text">
      <style:text-properties officeooo:rsid="001579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vision sur les pointeurs</text:p>
      <text:p text:style-name="Text_20_body"/>
      <text:p text:style-name="P4">Un pointeur est une variable c ou C++ qui contient une adresse.</text:p>
      <text:p text:style-name="P4">Il est utilisé pour mémoriser l’emplacement mémoire d’une donnée.</text:p>
      <text:p text:style-name="P4">Il permet :</text:p>
      <text:p text:style-name="P4">- passer à une fonction l’adresse d’un élément pour que la fonction manipule directement l’élément et pas une copie (passage par adresse)</text:p>
      <text:p text:style-name="P4">- pour créer des structures dynamiques (ex créer un objet à l’exécution)</text:p>
      <text:p text:style-name="P4">- pour chaîner les éléments</text:p>
      <text:p text:style-name="P4"/>
      <text:h text:style-name="Heading_20_2" text:outline-level="2">Mise en pratique</text:h>
      <text:p text:style-name="P4">Créer une procédure en c++ qui permet d’échanger le contenu de 2 variables de type entier.</text:p>
      <text:h text:style-name="Heading_20_4" text:outline-level="4">Le fichier echanger.h</text:h>
      <text:p text:style-name="P3"><text:span text:style-name="T2">#pragma</text:span><text:span text:style-name="T3"> </text:span><text:span text:style-name="T2">once</text:span></text:p>
      <text:p text:style-name="Standard"><text:span text:style-name="T4">void</text:span><text:span text:style-name="T3"> echanger1(</text:span><text:span text:style-name="T4">int</text:span><text:span text:style-name="T3"> </text:span><text:span text:style-name="T2">param1</text:span><text:span text:style-name="T3">, </text:span><text:span text:style-name="T4">int</text:span><text:span text:style-name="T3"> </text:span><text:span text:style-name="T2">param2</text:span><text:span text:style-name="T3">); </text:span><text:span text:style-name="T5">// passage de paramètre par valeur</text:span></text:p>
      <text:p text:style-name="Standard"><text:span text:style-name="T4">void</text:span><text:span text:style-name="T3"> echanger2(</text:span><text:span text:style-name="T4">int</text:span><text:span text:style-name="T3">&amp; </text:span><text:span text:style-name="T2">param1</text:span><text:span text:style-name="T3">, </text:span><text:span text:style-name="T4">int</text:span><text:span text:style-name="T3">&amp; </text:span><text:span text:style-name="T2">param2</text:span><text:span text:style-name="T3">); </text:span><text:span text:style-name="T5">// passage de paramètre par référence</text:span></text:p>
      <text:p text:style-name="Standard"><text:span text:style-name="T3"><text:tab/><text:tab/><text:tab/><text:tab/><text:tab/><text:tab/><text:tab/><text:tab/><text:tab/><text:tab/> <text:s/></text:span><text:span text:style-name="T5">// Attention uniquement en C++</text:span></text:p>
      <text:p text:style-name="P2"/>
      <text:p text:style-name="P3"><text:span text:style-name="T4">void</text:span><text:span text:style-name="T3"> echanger3(</text:span><text:span text:style-name="T4">int</text:span><text:span text:style-name="T3">* </text:span><text:span text:style-name="T2">param1</text:span><text:span text:style-name="T3">, </text:span><text:span text:style-name="T4">int</text:span><text:span text:style-name="T3">* </text:span><text:span text:style-name="T2">param2</text:span><text:span text:style-name="T3">); <text:s/></text:span><text:span text:style-name="T5">// passage de paramètre par pointeur</text:span></text:p>
      <text:p text:style-name="P3"><text:span text:style-name="T5"/></text:p>
      <text:h text:style-name="Heading_20_4" text:outline-level="4">Le fichier echanger.<text:span text:style-name="T1">cpp</text:span></text:h>
      <text:p text:style-name="Standard"><text:span text:style-name="T4">void</text:span><text:span text:style-name="T3"> echanger1(</text:span><text:span text:style-name="T4">int</text:span><text:span text:style-name="T3"> </text:span><text:span text:style-name="T2">param1</text:span><text:span text:style-name="T3">, </text:span><text:span text:style-name="T4">int</text:span><text:span text:style-name="T3"> </text:span><text:span text:style-name="T2">param2</text:span><text:span text:style-name="T3">)</text:span></text:p>
      <text:p text:style-name="Standard"><text:span text:style-name="T3">{</text:span></text:p>
      <text:p text:style-name="Standard"><text:span text:style-name="T3"><text:tab/></text:span><text:span text:style-name="T4">int</text:span><text:span text:style-name="T3"> temp;</text:span></text:p>
      <text:p text:style-name="Standard"><text:span text:style-name="T3"><text:tab/>temp = </text:span><text:span text:style-name="T2">param1</text:span><text:span text:style-name="T3">;</text:span></text:p>
      <text:p text:style-name="Standard"><text:span text:style-name="T3"><text:tab/></text:span><text:span text:style-name="T2">param1</text:span><text:span text:style-name="T3"> = </text:span><text:span text:style-name="T2">param2</text:span><text:span text:style-name="T3">;</text:span></text:p>
      <text:p text:style-name="Standard"><text:span text:style-name="T3"><text:tab/></text:span><text:span text:style-name="T2">param2</text:span><text:span text:style-name="T3"> = temp;</text:span></text:p>
      <text:p text:style-name="Standard"><text:span text:style-name="T3">}</text:span></text:p>
      <text:p text:style-name="P2"/>
      <text:p text:style-name="Standard"><text:span text:style-name="T4">void</text:span><text:span text:style-name="T3"> echanger2(</text:span><text:span text:style-name="T4">int</text:span><text:span text:style-name="T3">&amp; </text:span><text:span text:style-name="T2">param1</text:span><text:span text:style-name="T3">, </text:span><text:span text:style-name="T4">int</text:span><text:span text:style-name="T3">&amp; </text:span><text:span text:style-name="T2">param2</text:span><text:span text:style-name="T3">)</text:span></text:p>
      <text:p text:style-name="Standard"><text:span text:style-name="T3">{</text:span></text:p>
      <text:p text:style-name="Standard"><text:span text:style-name="T3"><text:tab/></text:span><text:span text:style-name="T4">int</text:span><text:span text:style-name="T3"> temp;</text:span></text:p>
      <text:p text:style-name="Standard"><text:span text:style-name="T3"><text:tab/>temp = </text:span><text:span text:style-name="T2">param1</text:span><text:span text:style-name="T3">;</text:span></text:p>
      <text:p text:style-name="Standard"><text:span text:style-name="T3"><text:tab/></text:span><text:span text:style-name="T2">param1</text:span><text:span text:style-name="T3"> = </text:span><text:span text:style-name="T2">param2</text:span><text:span text:style-name="T3">;</text:span></text:p>
      <text:p text:style-name="Standard"><text:span text:style-name="T3"><text:tab/></text:span><text:span text:style-name="T2">param2</text:span><text:span text:style-name="T3"> = temp;</text:span></text:p>
      <text:p text:style-name="Standard"><text:span text:style-name="T3">}</text:span></text:p>
      <text:p text:style-name="P2"/>
      <text:p text:style-name="Standard"><text:span text:style-name="T4">void</text:span><text:span text:style-name="T3"> echanger3(</text:span><text:span text:style-name="T4">int</text:span><text:span text:style-name="T3">* </text:span><text:span text:style-name="T2">param1</text:span><text:span text:style-name="T3">, </text:span><text:span text:style-name="T4">int</text:span><text:span text:style-name="T3">* </text:span><text:span text:style-name="T2">param2</text:span><text:span text:style-name="T3">)</text:span></text:p>
      <text:p text:style-name="Standard"><text:span text:style-name="T3">{</text:span></text:p>
      <text:p text:style-name="Standard"><text:span text:style-name="T3"><text:tab/></text:span><text:span text:style-name="T4">int</text:span><text:span text:style-name="T3"> temp;</text:span></text:p>
      <text:p text:style-name="Standard"><text:span text:style-name="T3"><text:tab/>temp = *</text:span><text:span text:style-name="T2">param1</text:span><text:span text:style-name="T3">;</text:span></text:p>
      <text:p text:style-name="Standard"><text:span text:style-name="T3"><text:tab/>*</text:span><text:span text:style-name="T2">param1</text:span><text:span text:style-name="T3"> = *</text:span><text:span text:style-name="T2">param2</text:span><text:span text:style-name="T3">;</text:span></text:p>
      <text:p text:style-name="Standard"><text:span text:style-name="T3"><text:tab/>*</text:span><text:span text:style-name="T2">param2</text:span><text:span text:style-name="T3"> = temp;</text:span></text:p>
      <text:p text:style-name="Standard"><text:span text:style-name="T3">}</text:span></text:p>
      <text:p text:style-name="Standard"><text:span text:style-name="T3"/></text:p>
      <text:h text:style-name="Heading_20_3" text:outline-level="3"><text:soft-page-break/>Le programme principal</text:h>
      <text:p text:style-name="Standard"><text:span text:style-name="T2">#include</text:span><text:span text:style-name="T3"> </text:span><text:span text:style-name="T6">&lt;iostream&gt;</text:span></text:p>
      <text:p text:style-name="Standard"><text:span text:style-name="T2">#include</text:span><text:span text:style-name="T3"> </text:span><text:span text:style-name="T6">"echanger.h"</text:span></text:p>
      <text:p text:style-name="Standard"><text:span text:style-name="T4">using</text:span><text:span text:style-name="T3"> </text:span><text:span text:style-name="T4">namespace</text:span><text:span text:style-name="T3"> std;</text:span></text:p>
      <text:p text:style-name="Standard"><text:span text:style-name="T4">int</text:span><text:span text:style-name="T3"> main()</text:span></text:p>
      <text:p text:style-name="Standard"><text:span text:style-name="T3">{</text:span></text:p>
      <text:p text:style-name="Standard"><text:span text:style-name="T3"><text:s text:c="4"/></text:span><text:span text:style-name="T5">// déclarer 2 entiers</text:span></text:p>
      <text:p text:style-name="Standard"><text:span text:style-name="T3"><text:s text:c="4"/></text:span><text:span text:style-name="T4">int</text:span><text:span text:style-name="T3"> var1 = 10;</text:span></text:p>
      <text:p text:style-name="Standard"><text:span text:style-name="T3"><text:s text:c="4"/></text:span><text:span text:style-name="T4">int</text:span><text:span text:style-name="T3"> var2 = 20;</text:span></text:p>
      <text:p text:style-name="Standard"><text:span text:style-name="T3"><text:s text:c="4"/></text:span><text:span text:style-name="T5">// afficher avant</text:span></text:p>
      <text:p text:style-name="Standard"><text:span text:style-name="T3"><text:s text:c="4"/>cout </text:span><text:span text:style-name="T7">&lt;&lt;</text:span><text:span text:style-name="T3"> </text:span><text:span text:style-name="T6">"contenu des variables avant echange : "</text:span><text:span text:style-name="T3">;</text:span></text:p>
      <text:p text:style-name="Standard"><text:span text:style-name="T3"><text:s text:c="4"/>cout </text:span><text:span text:style-name="T7">&lt;&lt;</text:span><text:span text:style-name="T3"> </text:span><text:span text:style-name="T6">" a="</text:span><text:span text:style-name="T3"> </text:span><text:span text:style-name="T7">&lt;&lt;</text:span><text:span text:style-name="T3"> var1 </text:span><text:span text:style-name="T7">&lt;&lt;</text:span><text:span text:style-name="T3"> </text:span><text:span text:style-name="T6">" b="</text:span><text:span text:style-name="T3"> </text:span><text:span text:style-name="T7">&lt;&lt;</text:span><text:span text:style-name="T3"> var2 </text:span><text:span text:style-name="T7">&lt;&lt;</text:span><text:span text:style-name="T3"> endl;;</text:span></text:p>
      <text:p text:style-name="Standard"><text:span text:style-name="T3"><text:s text:c="4"/></text:span><text:span text:style-name="T5">// échanger le contenu des deux variables</text:span></text:p>
      <text:p text:style-name="Standard"><text:span text:style-name="T3"><text:s text:c="4"/>echanger3(&amp;var1, &amp;var2); <text:s/></text:span><text:span text:style-name="T5">// echanger 3 demande 2 pointeurs sur entiers</text:span></text:p>
      <text:p text:style-name="Standard"><text:span text:style-name="T3"><text:s text:c="4"/></text:span><text:span text:style-name="T5">// afficher après</text:span></text:p>
      <text:p text:style-name="Standard"><text:span text:style-name="T3"><text:s text:c="4"/>cout </text:span><text:span text:style-name="T7">&lt;&lt;</text:span><text:span text:style-name="T3"> </text:span><text:span text:style-name="T6">"contenu des variables apres echange : "</text:span><text:span text:style-name="T3">;</text:span></text:p>
      <text:p text:style-name="Standard"><text:span text:style-name="T3"><text:s text:c="4"/>cout </text:span><text:span text:style-name="T7">&lt;&lt;</text:span><text:span text:style-name="T3"> </text:span><text:span text:style-name="T6">" a="</text:span><text:span text:style-name="T3"> </text:span><text:span text:style-name="T7">&lt;&lt;</text:span><text:span text:style-name="T3"> var1 </text:span><text:span text:style-name="T7">&lt;&lt;</text:span><text:span text:style-name="T3"> </text:span><text:span text:style-name="T6">" b="</text:span><text:span text:style-name="T3"> </text:span><text:span text:style-name="T7">&lt;&lt;</text:span><text:span text:style-name="T3"> var2 </text:span><text:span text:style-name="T7">&lt;&lt;</text:span><text:span text:style-name="T3"> endl;</text:span></text:p>
      <text:p text:style-name="P2"/>
      <text:p text:style-name="Standard"><text:span text:style-name="T3"><text:s text:c="4"/>std::cout </text:span><text:span text:style-name="T7">&lt;&lt;</text:span><text:span text:style-name="T3"> </text:span><text:span text:style-name="T6">"Hello World!\n"</text:span><text:span text:style-name="T3">;</text:span></text:p>
      <text:p text:style-name="Standard"><text:span text:style-name="T3">}</text:span></text:p>
      <text:p text:style-name="Standard"/>
      <text:h text:style-name="P1" text:outline-level="2">Allocation dynamique ⇒ utilisation des pointeurs</text:h>
      <text:h text:style-name="Heading_20_4" text:outline-level="4">Différence entre allocation statique est dynamique </text:h>
      <text:list xml:id="list3022128411" text:style-name="L1">
        <text:list-item>
          <text:p text:style-name="P8"><text:span text:style-name="T12">L’allocation </text:span><text:span text:style-name="T10">statique</text:span><text:span text:style-name="T1"> est le fait de réserver de la place en mémoire pour une variable au moment de la </text:span><text:span text:style-name="T12">compilation</text:span><text:span text:style-name="T1"> (c’est le fonctionnement classique).</text:span></text:p>
        </text:list-item>
      </text:list>
      <text:p text:style-name="P5"><text:tab/>Ex : int tabInt[10] ; <text:s/>// déclaration d’un tableau de 10 entiers qui sera alloué à la compilation.</text:p>
      <text:list xml:id="list3375398790" text:style-name="L2">
        <text:list-item>
          <text:p text:style-name="P6"><text:span text:style-name="T9">L’allocation</text:span><text:span text:style-name="T8"> </text:span><text:span text:style-name="T9">dynamique</text:span><text:span text:style-name="T8"> </text:span>est le fait de <text:span text:style-name="T14">reserver de la place en mémoire pour une variable à </text:span><text:span text:style-name="T13">l’exécution</text:span><text:span text:style-name="T14"> du programme.</text:span></text:p>
        </text:list-item>
      </text:list>
      <text:p text:style-name="P7"><text:tab/><text:span text:style-name="T14">Ex : </text:span></text:p>
      <text:p text:style-name="P7"><text:span text:style-name="T14"><text:tab/>int* ptrInt ; <text:s text:c="3"/>// déclaration d’un pointeur sur un entier</text:span></text:p>
      <text:p text:style-name="P7"><text:tab/><text:span text:style-name="T14">ptrInt = </text:span><text:span text:style-name="T11">new</text:span><text:span text:style-name="T14"> int[10] ; <text:s/>// allocation dynamique d’un tableau de 10 int</text:span></text:p>
      <text:p text:style-name="P5"><text:tab/></text:p>
      <text:p text:style-name="P9">Mise en pratique :</text:p>
      <text:p text:style-name="P9">Soit la classe Cdate suivante :</text:p>
      <text:p text:style-name="P9"/>
      <text:p text:style-name="P5"/>
      <text:h text:style-name="P1" text:outline-level="2"/>
      <text:p text:style-name="P3"><text:span text:style-name="T3"/></text:p>
      <text:p text:style-name="Text_20_body"/>
      <text:p text:style-name="Text_20_body"/>
      <text:p text:style-name="P3"><text:span text:style-name="T5"/></text:p>
      <text:p text:style-name="P4"/>
      <text:p text:style-name="P4"><text:soft-page-break/><text:s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2:23:02.679000000</meta:creation-date>
    <dc:date>2022-09-26T13:44:20.439000000</dc:date>
    <meta:editing-duration>PT10M46S</meta:editing-duration>
    <meta:editing-cycles>1</meta:editing-cycles>
    <meta:document-statistic meta:table-count="0" meta:image-count="0" meta:object-count="0" meta:page-count="3" meta:paragraph-count="68" meta:word-count="393" meta:character-count="2350" meta:non-whitespace-character-count="1938"/>
    <meta:generator>LibreOffice/7.1.3.2$Windows_X86_64 LibreOffice_project/47f78053abe362b9384784d31a6e56f8511eb1c1</meta:generator>
  </office:meta>
</office:document-meta>
</file>